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'Open Sans', sans-serif"/>
    <style:font-face style:name="Lato" svg:font-family="Lato, 'Helvetica Neue', Helvetica, Arial, sans-serif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800080" style:font-name="Liberation Serif" fo:font-size="16pt" fo:letter-spacing="normal" fo:font-style="normal" fo:font-weight="bold" officeooo:rsid="000ad3e1" officeooo:paragraph-rsid="000ad3e1" fo:background-color="transparent" style:font-size-asian="16pt" style:font-weight-asian="bold" style:font-size-complex="16pt" style:font-weight-complex="bold"/>
    </style:style>
    <style:style style:name="P2" style:family="paragraph" style:parent-style-name="Heading_20_3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222222" fo:letter-spacing="normal" officeooo:rsid="000ad3e1"/>
    </style:style>
    <style:style style:name="P3" style:family="paragraph" style:parent-style-name="Standard">
      <style:text-properties officeooo:rsid="000ad3e1" officeooo:paragraph-rsid="000ad3e1"/>
    </style:style>
    <style:style style:name="P4" style:family="paragraph" style:parent-style-name="Standard" style:list-style-name="L1">
      <style:text-properties fo:font-variant="normal" fo:text-transform="none" fo:color="#222222" fo:letter-spacing="normal" fo:font-weight="bold" officeooo:rsid="000ad3e1" officeooo:paragraph-rsid="000ad3e1" style:font-weight-asian="bold" style:font-weight-complex="bold"/>
    </style:style>
    <style:style style:name="P5" style:family="paragraph" style:parent-style-name="Standard" style:list-style-name="L1">
      <style:text-properties fo:font-variant="normal" fo:text-transform="none" fo:color="#222222" fo:letter-spacing="normal" fo:font-weight="bold" officeooo:rsid="000ad3e1" officeooo:paragraph-rsid="000ad3e1" style:font-weight-asian="bold" style:font-weight-complex="bold" loext:padding="0cm" loext:border="none"/>
    </style:style>
    <style:style style:name="P6" style:family="paragraph" style:parent-style-name="Standard" style:list-style-name="L2">
      <style:text-properties fo:font-variant="normal" fo:text-transform="none" fo:color="#222222" fo:letter-spacing="normal" fo:font-weight="bold" officeooo:rsid="000ad3e1" officeooo:paragraph-rsid="000ad3e1" style:font-weight-asian="bold" style:font-weight-complex="bold"/>
    </style:style>
    <style:style style:name="P7" style:family="paragraph" style:parent-style-name="Standard" style:list-style-name="L1">
      <style:text-properties fo:font-variant="normal" fo:text-transform="none" fo:color="#222222" fo:letter-spacing="normal" fo:font-weight="bold" officeooo:paragraph-rsid="000ad3e1" style:font-weight-asian="bold" style:font-weight-complex="bold" loext:padding="0cm" loext:border="none"/>
    </style:style>
    <style:style style:name="P8" style:family="paragraph" style:parent-style-name="Standard" style:list-style-name="L1">
      <style:text-properties fo:font-variant="normal" fo:text-transform="none" fo:color="#222222" fo:letter-spacing="normal" fo:font-weight="normal" officeooo:rsid="000ad3e1" officeooo:paragraph-rsid="000ad3e1" style:font-weight-asian="normal" style:font-weight-complex="normal"/>
    </style:style>
    <style:style style:name="P9" style:family="paragraph" style:parent-style-name="Standard" style:list-style-name="L1">
      <style:text-properties officeooo:paragraph-rsid="000ad3e1"/>
    </style:style>
    <style:style style:name="P10" style:family="paragraph" style:parent-style-name="Standard" style:list-style-name="L1">
      <style:text-properties officeooo:paragraph-rsid="000cc5ea"/>
    </style:style>
    <style:style style:name="P11" style:family="paragraph" style:parent-style-name="Standard" style:list-style-name="L1">
      <style:text-properties officeooo:rsid="000cc5ea" officeooo:paragraph-rsid="000cc5ea"/>
    </style:style>
    <style:style style:name="P12" style:family="paragraph" style:parent-style-name="Standard" style:list-style-name="L1">
      <style:text-properties officeooo:rsid="000cc5ea" officeooo:paragraph-rsid="000d2110"/>
    </style:style>
    <style:style style:name="P13" style:family="paragraph" style:parent-style-name="Standard" style:list-style-name="L1">
      <style:text-properties officeooo:rsid="000d2110" officeooo:paragraph-rsid="000d2110"/>
    </style:style>
    <style:style style:name="T1" style:family="text">
      <style:text-properties officeooo:rsid="000ad3e1"/>
    </style:style>
    <style:style style:name="T2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3" style:family="text">
      <style:text-properties fo:font-variant="normal" fo:text-transform="none" fo:color="#222222" fo:letter-spacing="normal" fo:font-weight="normal" officeooo:rsid="000ad3e1" style:font-weight-asian="normal" style:font-weight-complex="normal"/>
    </style:style>
    <style:style style:name="T4" style:family="text">
      <style:text-properties fo:font-variant="normal" fo:text-transform="none" fo:color="#222222" fo:letter-spacing="normal" fo:font-weight="normal" officeooo:rsid="000cc5ea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tronomer Certification: Apache Airflow Fundamentals Preparation</text:h>
      <text:p text:style-name="P3"/>
      <text:list xml:id="list1038594112" text:style-name="L1">
        <text:list-item>
          <text:p text:style-name="P4">Welcome!</text:p>
          <text:list>
            <text:list-item>
              <text:p text:style-name="P8">Install Docker</text:p>
            </text:list-item>
            <text:list-item>
              <text:p text:style-name="P8">Install Astro CLI: <text:a xlink:type="simple" xlink:href="https://docs.astronomer.io/astro/cli/overview" text:style-name="Internet_20_link" text:visited-style-name="Visited_20_Internet_20_Link">https://docs.astronomer.io/astro/cli/overview</text:a></text:p>
            </text:list-item>
            <text:list-item>
              <text:p text:style-name="P9"><text:span text:style-name="T3">Introduction Apache Airflow: </text:span><text:a xlink:type="simple" xlink:href="https://www.astronomer.io/guides/intro-to-airflow/" text:style-name="Internet_20_link" text:visited-style-name="Visited_20_Internet_20_Link">https://www.astronomer.io/guides/intro-to-airflow/</text:a></text:p>
            </text:list-item>
            <text:list-item>
              <text:p text:style-name="P12"><text:span text:style-name="T3">Airflow Components: </text:span><text:a xlink:type="simple" xlink:href="https://www.astronomer.io/guides/airflow-components/" text:style-name="Internet_20_link" text:visited-style-name="Visited_20_Internet_20_Link">https://www.astronomer.io/guides/airflow-components/</text:a></text:p>
            </text:list-item>
            <text:list-item>
              <text:p text:style-name="P13"><text:span text:style-name="T3">O</text:span><text:span text:style-name="T2">perators 101: </text:span><text:a xlink:type="simple" xlink:href="https://www.astronomer.io/guides/what-is-an-operator/" text:style-name="Internet_20_link" text:visited-style-name="Visited_20_Internet_20_Link">https://www.astronomer.io/guides/what-is-an-operator/</text:a></text:p>
            </text:list-item>
            <text:list-item>
              <text:p text:style-name="P9"><text:span text:style-name="T3">Introduction to Airflow DAGs: </text:span><text:a xlink:type="simple" xlink:href="https://www.astronomer.io/guides/dags/" text:style-name="Internet_20_link" text:visited-style-name="Visited_20_Internet_20_Link">https://www.astronomer.io/guides/dags/</text:a></text:p>
            </text:list-item>
            <text:list-item>
              <text:p text:style-name="P11"><text:span text:style-name="T2">Introduction to Airflow Decorators: </text:span><text:a xlink:type="simple" xlink:href="https://www.astronomer.io/guides/airflow-decorators/" text:style-name="Internet_20_link" text:visited-style-name="Visited_20_Internet_20_Link">https://www.astronomer.io/guides/airflow-decorators/</text:a></text:p>
            </text:list-item>
            <text:list-item>
              <text:p text:style-name="P10"><text:span text:style-name="T3">T</text:span><text:span text:style-name="T4">he Aiflow UI: </text:span><text:a xlink:type="simple" xlink:href="https://www.astronomer.io/guides/airflow-ui/" text:style-name="Internet_20_link" text:visited-style-name="Visited_20_Internet_20_Link">https://www.astronomer.io/guides/airflow-ui/</text:a></text:p>
            </text:list-item>
          </text:list>
        </text:list-item>
      </text:list>
      <text:list xml:id="list519618531" text:style-name="L2">
        <text:list-item>
          <text:list>
            <text:list-header>
              <text:p text:style-name="P6"/>
            </text:list-header>
          </text:list>
        </text:list-item>
      </text:list>
      <text:list xml:id="list171235547960132" text:continue-list="list1038594112" text:style-name="L1">
        <text:list-item>
          <text:p text:style-name="P5">The Essentials</text:p>
        </text:list-item>
        <text:list-item>
          <text:p text:style-name="P5">Interacting with Apache Aiflow</text:p>
        </text:list-item>
        <text:list-item>
          <text:p text:style-name="P5">DAGs and Tasks</text:p>
        </text:list-item>
        <text:list-item>
          <text:p text:style-name="P7"><text:span text:style-name="T1">The Executor Kingdom</text:span></text:p>
        </text:list-item>
        <text:list-item>
          <text:p text:style-name="P5">Well done!</text:p>
        </text:list-item>
      </text:list>
      <text:h text:style-name="P2" text:outline-level="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'Open Sans', sans-serif"/>
    <style:font-face style:name="Lato" svg:font-family="Lato, 'Helvetica Neue', Helvetica, Arial, sans-serif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4:43:58.085005745</meta:creation-date>
    <dc:date>2022-08-26T17:12:34.048792352</dc:date>
    <meta:editing-duration>PT28M5S</meta:editing-duration>
    <meta:editing-cycles>1</meta:editing-cycles>
    <meta:document-statistic meta:table-count="0" meta:image-count="0" meta:object-count="0" meta:page-count="1" meta:paragraph-count="16" meta:word-count="66" meta:character-count="710" meta:non-whitespace-character-count="674"/>
    <meta:generator>LibreOffice/6.4.7.2$Linux_X86_64 LibreOffice_project/40$Build-2</meta:generator>
  </office:meta>
</office:document-meta>
</file>